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pitch="variable"/>
  </office:font-face-decls>
  <office:automatic-styles>
    <style:style style:name="P1" style:family="paragraph" style:parent-style-name="Header">
      <loext:graphic-properties draw:fill="solid" draw:fill-color="#ff3838" draw:opacity="100%"/>
      <style:paragraph-properties fo:background-color="#ff3838"/>
      <style:text-properties fo:color="#ffffff" loext:opacity="100%" officeooo:rsid="00081e45" officeooo:paragraph-rsid="00081e4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 fo:break-before="page"/>
      <style:text-properties fo:font-size="14pt" fo:font-weight="bold" officeooo:rsid="000a908f" officeooo:paragraph-rsid="000a908f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officeooo:rsid="000fce89" officeooo:paragraph-rsid="000fce8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officeooo:rsid="00113579" officeooo:paragraph-rsid="00113579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officeooo:rsid="0012ec26" officeooo:paragraph-rsid="0012ec26" style:font-size-asian="10.5pt" style:font-weight-asian="bold" style:font-size-complex="12pt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Standard" style:master-page-name="Standard">
      <style:paragraph-properties style:page-number="1" fo:break-before="page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0a908f" officeooo:paragraph-rsid="000a908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0e9adf" officeooo:paragraph-rsid="000e9ad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0fce89" officeooo:paragraph-rsid="000fce8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4e906" officeooo:paragraph-rsid="00113579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2pt" fo:font-weight="bold" officeooo:rsid="000a908f" officeooo:paragraph-rsid="000a908f" style:font-size-asian="10.5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2pt" fo:font-weight="bold" officeooo:rsid="000b387f" officeooo:paragraph-rsid="000b387f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2pt" fo:font-weight="bold" officeooo:rsid="000b5d68" officeooo:paragraph-rsid="000b5d68" style:font-size-asian="10.5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2pt" fo:font-weight="bold" officeooo:rsid="000bae3a" officeooo:paragraph-rsid="000bae3a" style:font-size-asian="10.5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2pt" fo:font-weight="bold" officeooo:rsid="000ce0d9" officeooo:paragraph-rsid="000ce0d9" style:font-size-asian="10.5pt" style:font-weight-asian="bold" style:font-size-complex="12pt" style:font-weight-complex="bold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12pt" fo:font-weight="bold" officeooo:rsid="000e9adf" officeooo:paragraph-rsid="000e9ad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2pt" fo:font-style="italic" fo:font-weight="normal" officeooo:rsid="0014a583" officeooo:paragraph-rsid="0012ec26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fo:font-size="14pt" fo:font-weight="bold" officeooo:rsid="0016c761" officeooo:paragraph-rsid="0016c761" style:font-size-asian="12.25pt" style:font-weight-asian="bold" style:font-size-complex="14pt" style:font-weight-complex="bold"/>
    </style:style>
    <style:style style:name="P22" style:family="paragraph" style:parent-style-name="Standard" style:list-style-name="L2">
      <style:paragraph-properties fo:text-align="justify" style:justify-single-word="false"/>
      <style:text-properties fo:font-size="14pt" fo:font-weight="bold" officeooo:rsid="00192048" officeooo:paragraph-rsid="00192048" style:font-size-asian="12.25pt" style:font-weight-asian="bold" style:font-size-complex="14pt" style:font-weight-complex="bold"/>
    </style:style>
    <style:style style:name="P23" style:family="paragraph">
      <style:paragraph-properties fo:margin-left="0cm" fo:margin-right="0cm" fo:margin-top="0cm" fo:margin-bottom="0cm" fo:line-height="100%" fo:text-align="justify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36pt" fo:font-style="normal" fo:text-shadow="none" style:text-underline-style="none" fo:font-weight="bold" style:letter-kerning="true" style:font-name-asian="MS Gothic" style:font-size-asian="36pt" style:font-style-asian="normal" style:font-weight-asian="bold" style:font-name-complex="Tahoma" style:font-size-complex="36pt" style:font-style-complex="normal" style:font-weight-complex="bold" style:text-emphasize="none" style:font-relief="none" style:text-overline-style="none" style:text-overline-color="font-color"/>
    </style:style>
    <style:style style:name="P24" style:family="paragraph">
      <loext:graphic-properties draw:fill="solid" draw:fill-color="#0000ff" draw:secondary-fill-color="#d4ea6b" draw:opacity="90%"/>
      <style:paragraph-properties fo:margin-left="0cm" fo:margin-right="0cm" fo:margin-top="0cm" fo:margin-bottom="0cm" fo:line-height="100%" fo:text-align="justify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36pt" fo:font-style="normal" fo:text-shadow="none" style:text-underline-style="none" fo:font-weight="bold" style:letter-kerning="true" style:font-name-asian="MS Gothic" style:font-size-asian="36pt" style:font-style-asian="normal" style:font-weight-asian="bold" style:font-name-complex="Tahoma" style:font-size-complex="36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e1dc" style:font-weight-asian="normal" style:font-weight-complex="normal"/>
    </style:style>
    <style:style style:name="T3" style:family="text">
      <style:text-properties fo:font-weight="normal" officeooo:rsid="0014a583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4a583" style:font-style-asian="italic" style:font-weight-asian="normal" style:font-style-complex="italic" style:font-weight-complex="normal"/>
    </style:style>
    <style:style style:name="T6" style:family="text">
      <style:text-properties officeooo:rsid="00192048"/>
    </style:style>
    <style:style style:name="T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36pt" fo:font-style="normal" fo:text-shadow="none" style:text-underline-style="none" fo:font-weight="bold" style:letter-kerning="true" style:font-name-asian="MS Gothic" style:font-size-asian="36pt" style:font-style-asian="normal" style:font-weight-asian="bold" style:font-name-complex="Tahoma" style:font-size-complex="3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6cm" svg:stroke-color="#ffffff" draw:marker-start="" draw:marker-start-width="0.42cm" draw:marker-start-center="false" draw:marker-end="" draw:marker-end-width="0.42cm" draw:marker-end-center="false" draw:stroke-linejoin="miter" draw:fill="solid" draw:fill-color="#0000ff" draw:secondary-fill-color="#d4ea6b" draw:opacity="90%" draw:textarea-horizontal-align="center" draw:textarea-vertical-align="middle" draw:auto-grow-height="false" draw:fit-to-size="false" style:shrink-to-fit="false" fo:min-height="8.467cm" fo:min-width="13.434cm" fo:padding-top="0.169cm" fo:padding-bottom="0.169cm" fo:padding-left="0.289cm" fo:padding-right="0.289cm" fo:wrap-option="wrap" draw:shadow="visible" draw:shadow-offset-x="0.071cm" draw:shadow-offset-y="0.071cm" draw:shadow-color="#808080" draw:shadow-opacity="100%" style:run-through="fore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0" draw:name="Snow 1" draw:style-name="gr1" draw:text-style-name="P24" svg:width="14.011cm" svg:height="8.804cm" svg:x="1.501cm" svg:y="7.881cm">
        <text:p text:style-name="P23"><text:span text:style-name="T7">Portal Web</text:span></text:p>
        <text:p text:style-name="P23"><text:span text:style-name="T7">Héctor Prieto</text:span></text:p>
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text:p text:style-name="P8"/>
      <text:p text:style-name="P9"/>
      <text:p text:style-name="P4">Introducción.</text:p>
      <text:p text:style-name="P10"/>
      <text:p text:style-name="P10">El propósito de esta práctica es crear un portal web estructurado usando HTML5, creando una web estructurada con temática libre, la cuál debe incluir los siguientes elementos: textos, tablas, imágenes y enlaces.</text:p>
      <text:p text:style-name="P10"/>
      <text:p text:style-name="P10">El portal web va ha estar dedicado a un estudio de pintura de miniaturas por encargo, principalmente de Warhammer, va a constar de cinco páginas:</text:p>
      <text:list xml:id="list1507219565" text:style-name="L1">
        <text:list-item>
          <text:p text:style-name="P14">Portada o index<text:span text:style-name="T1">, donde se mostrará un breve descripción de la web.</text:span></text:p>
        </text:list-item>
        <text:list-item>
          <text:p text:style-name="P15">Quienes somos<text:span text:style-name="T1">, descripción de los trabajadores del estudio.</text:span></text:p>
        </text:list-item>
        <text:list-item>
          <text:p text:style-name="P16">Niveles de pintado<text:span text:style-name="T1">, donde se detalla los distintos acabados y precios base.</text:span></text:p>
        </text:list-item>
        <text:list-item>
          <text:p text:style-name="P17">Galería<text:span text:style-name="T1">, una pequeña muestra de trabajos acabados.</text:span></text:p>
        </text:list-item>
        <text:list-item>
          <text:p text:style-name="P18">Contacto<text:span text:style-name="T1">, formulario para suscribirse a la </text:span><text:span text:style-name="T4">newsletter</text:span><text:span text:style-name="T1">.</text:span></text:p>
          <text:list>
            <text:list-item>
              <text:p text:style-name="P19">Comprobación formulario<text:span text:style-name="T1">, para indicar que el formulario a sido recibido.</text:span></text:p>
            </text:list-item>
          </text:list>
        </text:list-item>
      </text:list>
      <text:p text:style-name="P11"/>
      <text:p text:style-name="P12">En el siguiente boceto a mano, se muestra la idea original del aspecto que queremos conseguir en el portal.</text:p>
      <text:p text:style-name="P12"/>
      <text:p text:style-name="P12"/>
      <text:p text:style-name="P6">Metodología<text:span text:style-name="T1"> </text:span></text:p>
      <text:p text:style-name="P13"/>
      <text:p text:style-name="P7"><text:span text:style-name="T1">En primer lugar, se ha realizado una estructura de etiquetas HTML5, &lt;head&gt; &lt;body&gt; &lt;header&gt; &lt;section&gt; &lt;aside&gt; &lt;footer&gt;. Tras ello, creo un archivo </text:span><text:span text:style-name="T4">CSS</text:span><text:span text:style-name="T1">, con </text:span><text:span text:style-name="T3">los estilos principales que vamos a introducir, como colores, decoración de enlaces y colocación de elementos con </text:span><text:span text:style-name="T5">FLEXBOX.</text:span></text:p>
      <text:p text:style-name="P20"/>
      <text:p text:style-name="P5"><text:span text:style-name="T1">Para </text:span><text:span text:style-name="T3">esto he </text:span><text:span text:style-name="T1">usado </text:span><text:span text:style-name="T4">FLEXBOX</text:span><text:span text:style-name="T1">, para poder organizar los elementos en las posiciones deseadas, </text:span><text:span text:style-name="T2">aprovechando la formación previa en Sistemas Microinformáticos y Redes, así como la formación no reglada realizada con anterioridad.</text:span></text:p>
      <text:p text:style-name="P3"/>
      <text:p text:style-name="P3"/>
      <text:list xml:id="list2708943453" text:style-name="L2">
        <text:list-item>
          <text:p text:style-name="P21"><text:span text:style-name="T6">Estructura de página</text:span>.</text:p>
        </text:list-item>
        <text:list-item>
          <text:p text:style-name="P22">Cuerpo de página</text:p>
        </text:list-item>
        <text:list-item>
          <text:p text:style-name="P22"/>
        </text:list-item>
      </text:list>
      <text:p text:style-name="P3"/>
      <text:p text:style-name="P3"/>
      <text:p text:style-name="P3"/>
      <text:p text:style-name="P3">Voy a realizar un Portal Web de mi estudio de pintura Diablo’s Brush.</text:p>
      <text:p text:style-name="P3">Páginas que voy a crear POW</text:p>
      <text:p text:style-name="P3">INDEX</text:p>
      <text:p text:style-name="P3">En esta página se mostrará una breve descripción de distintos grados de pintado, con una</text:p>
      <text:p text:style-name="P3">imagen y texto descriptivo.</text:p>
      <text:p text:style-name="P3">Quienes somos</text:p>
      <text:p text:style-name="P3">Presentación de los pintores de la empresa</text:p>
      <text:p text:style-name="P3">Un texto de nuestra forma de trabajar y filosofía</text:p>
      <text:p text:style-name="P3">Niveles de pintado</text:p>
      <text:p text:style-name="P3">Detallo los distintos niveles de pintura, junto a las tablas de precio de cada nivel</text:p>
      <text:p text:style-name="P3">Galería</text:p>
      <text:p text:style-name="P3">Pequeña muestra de imágenes de muestra (cojo imágenes de archivo y uso enlaces para</text:p>
      <text:p text:style-name="P3"><text:soft-page-break/>algunas)</text:p>
      <text:p text:style-name="P3">Contacto</text:p>
      <text:p text:style-name="P3">Formulario para suscribirte a nuestra newsletter</text:p>
      <text:p text:style-name="P3">Nos lleva a página de confirmación de formulario repetido</text:p>
      <text:p text:style-name="P3">Para ello, lo primero que he hecho es un boceto de la estructura y de las páginas que quiero</text:p>
      <text:p text:style-name="P3">crear.</text:p>
      <text:p text:style-name="P3">Creo una estructura de carpetas para colocar las imagenes y css.</text:p>
      <text:p text:style-name="P3">Lo primero que me he centrado es en crear la estructura base de todas las páginas, para luego</text:p>
      <text:p text:style-name="P3">colocarlas con css Flexbox:</text:p>
      <text:p text:style-name="P3">Head</text:p>
      <text:p text:style-name="P3">Metadatos y enlaces css</text:p>
      <text:p text:style-name="P3">Body</text:p>
      <text:p text:style-name="P3">Div</text:p>
      <text:p text:style-name="P3">Header Logo, Nombre, menú navegación</text:p>
      <text:p text:style-name="P3">Section Parte principal, que variara entre las distintas págianas</text:p>
      <text:p text:style-name="P3">Aside barra lateral para enlaces externos</text:p>
      <text:p text:style-name="P3">Footer repetición menú navegación, quizás redes socioales?</text:p>
      <text:p text:style-name="P3">/div</text:p>
      <text:p text:style-name="P3">/body</text:p>
      <text:p text:style-name="P3">Para el Flexbox, reviso mis clases antiguas y busco información en la web, no lo tenía muy</text:p>
      <text:p text:style-name="P3">fresco, pero a estaba decidido</text:p>
      <text:p text:style-name="P3">Web principales de donde he sacado la información:</text:p>
      <text:p text:style-name="P3">https://developer.mozilla.org/en-</text:p>
      <text:p text:style-name="P3">US/docs/Web/CSS/CSS_flexible_box_layout/Typical_use_cases_of_flexbox</text:p>
      <text:p text:style-name="P3">https://www.falconmasters.com/</text:p>
      <text:p text:style-name="P3">Tras esto procedo a crear un css principal, para toda la organización, la barra de navegación</text:p>
      <text:p text:style-name="P3">bajo el título y logo, la estructura del la parte principal &lt;section&gt;, el aside a la derecha, el footer</text:p>
      <text:p text:style-name="P3">abajo.</text:p>
      <text:p text:style-name="P3">Tras quedar satisfecho, quito la parte de section, que es lo que va a cambiar en cada web y lo</text:p>
      <text:p text:style-name="P3">pongo en su propio fichero css, donde tb modifico la pestaña del nav de la página actual.</text:p>
      <text:p text:style-name="P3">El código css base quedaría de la siguiente manera, eliminar el color por defecto de los enlaces</text:p>
      <text:p text:style-name="P3">y el subrayado, para ponerlos en una caja el la que cambie de color al pasar el puntero.</text:p>
      <text:p text:style-name="P3">La parte principal &lt;section&gt; quiero que ocupe 2 tercios aproximadamente de ancho, y el resto</text:p>
      <text:p text:style-name="P3">para la barra lateral.</text:p>
      <text:p text:style-name="P3">**nota: al final modifique las proporciones pues quedaba demasiado grande la barra.</text:p>
      <text:p text:style-name="P3">El pie de página, le pongo un segundo menú de naegación, para que el usuario no tenga que</text:p>
      <text:p text:style-name="P3">volver arriba, par moverse por el portal.</text:p>
      <text:p text:style-name="P3">**Falta cambiar lorem por texto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loext:graphic-properties draw:fill="solid" draw:fill-color="#ff3838" draw:opacity="100%"/>
      <style:paragraph-properties fo:background-color="#ff3838"/>
      <style:text-properties fo:color="#ffffff" loext:opacity="100%" officeooo:rsid="00081e45" officeooo:paragraph-rsid="00081e45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ORTAL WEB<text:tab/><text:tab/>HÉCTOR PRIETO PÉREZ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1">PORTAL WEB<text:tab/><text:tab/>HÉCTOR PRIETO PÉREZ</text:p>
      </style:head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6:16:34.696015465</meta:creation-date>
    <dc:date>2024-10-23T19:06:35.473392695</dc:date>
    <meta:editing-duration>PT56M45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5" meta:paragraph-count="69" meta:word-count="632" meta:character-count="3863" meta:non-whitespace-character-count="3305"/>
  </office:meta>
</office:document-meta>
</file>